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1.5362in"/>
    </style:style>
    <style:style style:name="co7" style:family="table-column">
      <style:table-column-properties fo:break-before="auto" style:column-width="0.86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1335in" svg:y="42.6224in">
            <draw:object draw:notify-on-update-of-ranges="Sheet1.A246:Sheet1.A248 Sheet1.B246:Sheet1.B24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8677in" svg:y="42.4862in">
            <draw:object draw:notify-on-update-of-ranges="Sheet1.A249:Sheet1.A251 Sheet1.B249:Sheet1.B2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Results_v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0.21" calcext:value-type="float">
            <text:p>10.21</text:p>
          </table:table-cell>
          <table:table-cell/>
          <table:table-cell office:value-type="string" calcext:value-type="string">
            <text:p>Percentage of file</text:p>
          </table:table-cell>
          <table:table-cell office:value-type="string" calcext:value-type="string">
            <text:p>double check percentage</text:p>
          </table:table-cell>
          <table:table-cell office:value-type="string" calcext:value-type="string">
            <text:p>Average bytes/sec</text:p>
          </table:table-cell>
          <table:table-cell office:value-type="string" calcext:value-type="string">
            <text:p>Total transmitting time </text:p>
          </table:table-cell>
          <table:table-cell office:value-type="string" calcext:value-type="string">
            <text:p># RTS/CTS</text:p>
          </table:table-cell>
          <table:table-cell office:value-type="string" calcext:value-type="string">
            <text:p>RTS/CTS %</text:p>
          </table:table-cell>
          <table:table-cell office:value-type="string" calcext:value-type="string">
            <text:p>RTS/CTS double check 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250699" calcext:value-type="float">
            <text:p>3250699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149" calcext:value-type="float">
            <text:p>1149</text:p>
          </table:table-cell>
          <table:table-cell table:style-name="ce4" table:formula="of:=([.G5]/[.B5])*100" office:value-type="float" office:value="0.0353462439924459" calcext:value-type="float">
            <text:p>0.035346244</text:p>
          </table:table-cell>
          <table:table-cell table:style-name="ce4" office:value-type="float" office:value="0.035" calcext:value-type="float">
            <text:p>0.035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outside filter 1 and 2:</text:p>
          </table:table-cell>
          <table:table-cell office:value-type="float" office:value="1222871" calcext:value-type="float">
            <text:p>1222871</text:p>
          </table:table-cell>
          <table:table-cell office:value-type="float" office:value="37.61" calcext:value-type="float">
            <text:p>37.61</text:p>
          </table:table-cell>
          <table:table-cell table:formula="of:=([.B6]/[.B5])*100" office:value-type="float" office:value="37.6187090838001" calcext:value-type="float">
            <text:p>37.618709083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03451" calcext:value-type="float">
            <text:p>1903451</text:p>
          </table:table-cell>
          <table:table-cell office:value-type="float" office:value="58.555" calcext:value-type="float">
            <text:p>58.555</text:p>
          </table:table-cell>
          <table:table-cell table:formula="of:=([.B7]/[.B5])*100" office:value-type="float" office:value="58.5551292199001" calcext:value-type="float">
            <text:p>58.555129219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27828" calcext:value-type="float">
            <text:p>2027828</text:p>
          </table:table-cell>
          <table:table-cell office:value-type="float" office:value="62.381" calcext:value-type="float">
            <text:p>62.381</text:p>
          </table:table-cell>
          <table:table-cell table:formula="of:=([.B8]/[.B5])*100" office:value-type="float" office:value="62.3812909161999" calcext:value-type="float">
            <text:p>62.38129091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324759734" calcext:value-type="float">
            <text:p>1324759734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12634" calcext:value-type="float">
            <text:p>112634</text:p>
          </table:table-cell>
          <table:table-cell table:style-name="ce4" table:formula="of:=([.G9]/[.B9])*100" office:value-type="float" office:value="0.00850222097707568" calcext:value-type="float">
            <text:p>0.008502221</text:p>
          </table:table-cell>
          <table:table-cell table:style-name="ce4" office:value-type="float" office:value="0.009" calcext:value-type="float">
            <text:p>0.009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outside filter 1 and 2:</text:p>
          </table:table-cell>
          <table:table-cell office:value-type="float" office:value="1059190632" calcext:value-type="float">
            <text:p>1059190632</text:p>
          </table:table-cell>
          <table:table-cell office:value-type="float" office:value="79.953" calcext:value-type="float">
            <text:p>79.953</text:p>
          </table:table-cell>
          <table:table-cell table:formula="of:=([.B10]/[.B9])*100" office:value-type="float" office:value="79.9534138014494" calcext:value-type="float">
            <text:p>79.9534138014</text:p>
          </table:table-cell>
          <table:table-cell office:value-type="float" office:value="588466.939" calcext:value-type="float">
            <text:p>588466.939</text:p>
          </table:table-cell>
          <table:table-cell table:formula="of:=([.B10]/[.E10])/60" office:value-type="float" office:value="29.998587907077" calcext:value-type="float">
            <text:p>29.998587907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6562930" calcext:value-type="float">
            <text:p>206562930</text:p>
          </table:table-cell>
          <table:table-cell office:value-type="float" office:value="15.592" calcext:value-type="float">
            <text:p>15.592</text:p>
          </table:table-cell>
          <table:table-cell table:formula="of:=([.B11]/[.B9])*100" office:value-type="float" office:value="15.5924825233252" calcext:value-type="float">
            <text:p>15.59248252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65569102" calcext:value-type="float">
            <text:p>265569102</text:p>
          </table:table-cell>
          <table:table-cell office:value-type="float" office:value="20.047" calcext:value-type="float">
            <text:p>20.047</text:p>
          </table:table-cell>
          <table:table-cell table:formula="of:=([.B12]/[.B9])*100" office:value-type="float" office:value="20.0465861985506" calcext:value-type="float">
            <text:p>20.0465861986</text:p>
          </table:table-cell>
          <table:table-cell office:value-type="float" office:value="147544.571" calcext:value-type="float">
            <text:p>147544.571</text:p>
          </table:table-cell>
          <table:table-cell table:formula="of:=([.B12]/[.E12])/60" office:value-type="float" office:value="29.9987432272245" calcext:value-type="float">
            <text:p>29.998743227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398077" calcext:value-type="float">
            <text:p>3398077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5707" calcext:value-type="float">
            <text:p>5707</text:p>
          </table:table-cell>
          <table:table-cell table:style-name="ce4" table:formula="of:=([.G14]/[.B14])*100" office:value-type="float" office:value="0.167947930550132" calcext:value-type="float">
            <text:p>0.1679479306</text:p>
          </table:table-cell>
          <table:table-cell table:style-name="ce4" office:value-type="float" office:value="0.168" calcext:value-type="float">
            <text:p>0.168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40971" calcext:value-type="float">
            <text:p>1940971</text:p>
          </table:table-cell>
          <table:table-cell office:value-type="float" office:value="57.12" calcext:value-type="float">
            <text:p>57.12</text:p>
          </table:table-cell>
          <table:table-cell table:formula="of:=([.B15]/[.B14])*100" office:value-type="float" office:value="57.1196885768039" calcext:value-type="float">
            <text:p>57.119688576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78235" calcext:value-type="float">
            <text:p>2078235</text:p>
          </table:table-cell>
          <table:table-cell office:value-type="float" office:value="61.159" calcext:value-type="float">
            <text:p>61.159</text:p>
          </table:table-cell>
          <table:table-cell table:formula="of:=([.B16]/[.B14])*100" office:value-type="float" office:value="61.1591497190911" calcext:value-type="float">
            <text:p>61.159149719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439916960" calcext:value-type="float">
            <text:p>1439916960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967760" calcext:value-type="float">
            <text:p>967760</text:p>
          </table:table-cell>
          <table:table-cell table:style-name="ce4" table:formula="of:=([.G17]/[.B17])*100" office:value-type="float" office:value="0.0672094312994272" calcext:value-type="float">
            <text:p>0.0672094313</text:p>
          </table:table-cell>
          <table:table-cell table:style-name="ce4" office:value-type="float" office:value="0.067" calcext:value-type="float">
            <text:p>0.067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7221551" calcext:value-type="float">
            <text:p>207221551</text:p>
          </table:table-cell>
          <table:table-cell office:value-type="float" office:value="14.391" calcext:value-type="float">
            <text:p>14.391</text:p>
          </table:table-cell>
          <table:table-cell table:formula="of:=([.B18]/[.B17])*100" office:value-type="float" office:value="14.3912153795313" calcext:value-type="float">
            <text:p>14.391215379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66111731" calcext:value-type="float">
            <text:p>266111731</text:p>
          </table:table-cell>
          <table:table-cell office:value-type="float" office:value="18.481" calcext:value-type="float">
            <text:p>18.481</text:p>
          </table:table-cell>
          <table:table-cell table:formula="of:=([.B19]/[.B17])*100" office:value-type="float" office:value="18.4810470598249" calcext:value-type="float">
            <text:p>18.481047059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315970" calcext:value-type="float">
            <text:p>3315970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table:formula="of:=([.G21]/[.B21])*100" office:value-type="float" office:value="0.00301570882728131" calcext:value-type="float">
            <text:p>0.0030157088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021927" calcext:value-type="float">
            <text:p>2021927</text:p>
          </table:table-cell>
          <table:table-cell office:value-type="float" office:value="60.975" calcext:value-type="float">
            <text:p>60.975</text:p>
          </table:table-cell>
          <table:table-cell table:formula="of:=([.B22]/[.B21])*100" office:value-type="float" office:value="60.9754310201841" calcext:value-type="float">
            <text:p>60.975431020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168635" calcext:value-type="float">
            <text:p>2168635</text:p>
          </table:table-cell>
          <table:table-cell office:value-type="float" office:value="65.4" calcext:value-type="float">
            <text:p>65.4</text:p>
          </table:table-cell>
          <table:table-cell table:formula="of:=([.B23]/[.B21])*100" office:value-type="float" office:value="65.399717126512" calcext:value-type="float">
            <text:p>65.399717126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099217853" calcext:value-type="float">
            <text:p>1099217853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8062" calcext:value-type="float">
            <text:p>18062</text:p>
          </table:table-cell>
          <table:table-cell table:style-name="ce4" table:formula="of:=([.G24]/[.B24])*100" office:value-type="float" office:value="0.00164316836291413" calcext:value-type="float">
            <text:p>0.0016431684</text:p>
          </table:table-cell>
          <table:table-cell table:style-name="ce4" office:value-type="float" office:value="0.002" calcext:value-type="float">
            <text:p>0.002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29623592" calcext:value-type="float">
            <text:p>229623592</text:p>
          </table:table-cell>
          <table:table-cell office:value-type="float" office:value="20.89" calcext:value-type="float">
            <text:p>20.89</text:p>
          </table:table-cell>
          <table:table-cell table:formula="of:=([.B25]/[.B24])*100" office:value-type="float" office:value="20.8897254873825" calcext:value-type="float">
            <text:p>20.889725487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1349586" calcext:value-type="float">
            <text:p>291349586</text:p>
          </table:table-cell>
          <table:table-cell office:value-type="float" office:value="26.505" calcext:value-type="float">
            <text:p>26.505</text:p>
          </table:table-cell>
          <table:table-cell table:formula="of:=([.B26]/[.B24])*100" office:value-type="float" office:value="26.5051723100061" calcext:value-type="float">
            <text:p>26.505172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992353" calcext:value-type="float">
            <text:p>3992353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757" calcext:value-type="float">
            <text:p>1757</text:p>
          </table:table-cell>
          <table:table-cell table:style-name="ce4" table:formula="of:=([.G28]/[.B28])*100" office:value-type="float" office:value="0.0440091344628093" calcext:value-type="float">
            <text:p>0.0440091345</text:p>
          </table:table-cell>
          <table:table-cell table:style-name="ce4" office:value-type="float" office:value="0.044" calcext:value-type="float">
            <text:p>0.044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250275" calcext:value-type="float">
            <text:p>2250275</text:p>
          </table:table-cell>
          <table:table-cell office:value-type="float" office:value="56.365" calcext:value-type="float">
            <text:p>56.365</text:p>
          </table:table-cell>
          <table:table-cell table:formula="of:=([.B29]/[.B28])*100" office:value-type="float" office:value="56.3646300815584" calcext:value-type="float">
            <text:p>56.364630081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368948" calcext:value-type="float">
            <text:p>2368948</text:p>
          </table:table-cell>
          <table:table-cell office:value-type="float" office:value="59.337" calcext:value-type="float">
            <text:p>59.337</text:p>
          </table:table-cell>
          <table:table-cell table:formula="of:=([.B30]/[.B28])*100" office:value-type="float" office:value="59.3371377731378" calcext:value-type="float">
            <text:p>59.33713777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630547707" calcext:value-type="float">
            <text:p>1630547707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79468" calcext:value-type="float">
            <text:p>179468</text:p>
          </table:table-cell>
          <table:table-cell table:style-name="ce4" table:formula="of:=([.G31]/[.B31])*100" office:value-type="float" office:value="0.011006608345744" calcext:value-type="float">
            <text:p>0.0110066083</text:p>
          </table:table-cell>
          <table:table-cell table:style-name="ce4" office:value-type="float" office:value="0.011" calcext:value-type="float">
            <text:p>0.011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96502613" calcext:value-type="float">
            <text:p>196502613</text:p>
          </table:table-cell>
          <table:table-cell office:value-type="float" office:value="12.051" calcext:value-type="float">
            <text:p>12.051</text:p>
          </table:table-cell>
          <table:table-cell table:formula="of:=([.B32]/[.B31])*100" office:value-type="float" office:value="12.0513255856549" calcext:value-type="float">
            <text:p>12.0513255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40572144" calcext:value-type="float">
            <text:p>240572144</text:p>
          </table:table-cell>
          <table:table-cell office:value-type="float" office:value="14.754" calcext:value-type="float">
            <text:p>14.754</text:p>
          </table:table-cell>
          <table:table-cell table:formula="of:=([.B33]/[.B31])*100" office:value-type="float" office:value="14.7540696274764" calcext:value-type="float">
            <text:p>14.754069627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umber of packets:</text:p>
          </table:table-cell>
          <table:table-cell table:style-name="ce5"/>
          <table:table-cell table:style-name="ce8"/>
          <table:table-cell table:style-name="ce3"/>
          <table:table-cell table:style-name="ce8"/>
          <table:table-cell table:style-name="ce5" table:number-columns-repeated="1019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36]/[.B35])*100" office:value-type="string" office:string-value="#DIV/0!" calcext:value-type="error">
            <text:p>#DIV/0!</text:p>
          </table:table-cell>
          <table:table-cell office:value-type="string" calcext:value-type="string">
            <text:p>No fifth file on this da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37]/[.B35])*100" office:value-type="string" office:string-value="#DIV/0!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umber of bytes:</text:p>
          </table:table-cell>
          <table:table-cell table:style-name="ce5"/>
          <table:table-cell table:style-name="ce8"/>
          <table:table-cell table:style-name="ce3"/>
          <table:table-cell table:style-name="ce8"/>
          <table:table-cell table:style-name="ce5" table:number-columns-repeated="1019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39]/[.B38])*100" office:value-type="string" office:string-value="#DIV/0!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40]/[.B38])*100" office:value-type="string" office:string-value="#DIV/0!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5];[.B14];[.B21];[.B28];[.B35])" office:value-type="float" office:value="13957099" calcext:value-type="float">
            <text:p>139570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7];[.B15];[.B22];[.B29];[.B36])" office:value-type="float" office:value="8116624" calcext:value-type="float">
            <text:p>8116624</text:p>
          </table:table-cell>
          <table:table-cell table:formula="of:=([.B43]/[.B42])*100" office:value-type="float" office:value="58.1540906172551" calcext:value-type="float">
            <text:p>58.15409061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8];[.B16];[.B23];[.B30];[.B37])" office:value-type="float" office:value="8643646" calcext:value-type="float">
            <text:p>8643646</text:p>
          </table:table-cell>
          <table:table-cell table:formula="of:=([.B44]/[.B42])*100" office:value-type="float" office:value="61.9301045296018" calcext:value-type="float">
            <text:p>61.93010452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9];[.B17];[.B24];[.B31];[.B38])" office:value-type="float" office:value="5494442254" calcext:value-type="float">
            <text:p>54944422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1];[.B18];[.B25];[.B32];[.B39])" office:value-type="float" office:value="839910686" calcext:value-type="float">
            <text:p>839910686</text:p>
          </table:table-cell>
          <table:table-cell table:formula="of:=([.B46]/[.B45])*100" office:value-type="float" office:value="15.2865504299101" calcext:value-type="float">
            <text:p>15.28655042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2];[.B19];[.B26];[.B33];[.B40])" office:value-type="float" office:value="1063602563" calcext:value-type="float">
            <text:p>1063602563</text:p>
          </table:table-cell>
          <table:table-cell table:formula="of:=([.B47]/[.B45])*100" office:value-type="float" office:value="19.357789450343" calcext:value-type="float">
            <text:p>19.3577894503</text:p>
          </table:table-cell>
          <table:table-cell table:number-columns-repeated="1021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0.22" calcext:value-type="float">
            <text:p>10.22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2587776" calcext:value-type="float">
            <text:p>258777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854" calcext:value-type="float">
            <text:p>854</text:p>
          </table:table-cell>
          <table:table-cell table:style-name="ce4" table:formula="of:=([.G54]/[.B54])*100" office:value-type="float" office:value="0.0330013107780581" calcext:value-type="float">
            <text:p>0.0330013108</text:p>
          </table:table-cell>
          <table:table-cell table:style-name="ce4" office:value-type="float" office:value="0.033" calcext:value-type="float">
            <text:p>0.033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502279" calcext:value-type="float">
            <text:p>1502279</text:p>
          </table:table-cell>
          <table:table-cell office:value-type="float" office:value="58.053" calcext:value-type="float">
            <text:p>58.053</text:p>
          </table:table-cell>
          <table:table-cell table:formula="of:=([.B55]/[.B54])*100" office:value-type="float" office:value="58.0528994781619" calcext:value-type="float">
            <text:p>58.052899478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502279" calcext:value-type="float">
            <text:p>1502279</text:p>
          </table:table-cell>
          <table:table-cell office:value-type="float" office:value="58.053" calcext:value-type="float">
            <text:p>58.053</text:p>
          </table:table-cell>
          <table:table-cell table:formula="of:=([.B56]/[.B54])*100" office:value-type="float" office:value="58.0528994781619" calcext:value-type="float">
            <text:p>58.052899478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565409627" calcext:value-type="float">
            <text:p>565409627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40432" calcext:value-type="float">
            <text:p>40432</text:p>
          </table:table-cell>
          <table:table-cell table:style-name="ce4" table:formula="of:=([.G57]/[.B57])*100" office:value-type="float" office:value="0.00715092175110772" calcext:value-type="float">
            <text:p>0.0071509218</text:p>
          </table:table-cell>
          <table:table-cell table:style-name="ce4" office:value-type="float" office:value="0.007" calcext:value-type="float">
            <text:p>0.007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9246700" calcext:value-type="float">
            <text:p>29246700</text:p>
          </table:table-cell>
          <table:table-cell office:value-type="float" office:value="5.173" calcext:value-type="float">
            <text:p>5.173</text:p>
          </table:table-cell>
          <table:table-cell table:formula="of:=([.B58]/[.B57])*100" office:value-type="float" office:value="5.17265688509403" calcext:value-type="float">
            <text:p>5.172656885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246700" calcext:value-type="float">
            <text:p>29246700</text:p>
          </table:table-cell>
          <table:table-cell office:value-type="float" office:value="5.173" calcext:value-type="float">
            <text:p>5.173</text:p>
          </table:table-cell>
          <table:table-cell table:formula="of:=([.B59]/[.B57])*100" office:value-type="float" office:value="5.17265688509403" calcext:value-type="float">
            <text:p>5.172656885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142016" calcext:value-type="float">
            <text:p>314201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G61]/[.B61])*10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734201" calcext:value-type="float">
            <text:p>1734201</text:p>
          </table:table-cell>
          <table:table-cell office:value-type="float" office:value="55.194" calcext:value-type="float">
            <text:p>55.194</text:p>
          </table:table-cell>
          <table:table-cell table:formula="of:=([.B62]/[.B61])*100" office:value-type="float" office:value="55.1938946205239" calcext:value-type="float">
            <text:p>55.193894620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734201" calcext:value-type="float">
            <text:p>1734201</text:p>
          </table:table-cell>
          <table:table-cell office:value-type="float" office:value="55.194" calcext:value-type="float">
            <text:p>55.194</text:p>
          </table:table-cell>
          <table:table-cell table:formula="of:=([.B63]/[.B61])*100" office:value-type="float" office:value="55.1938946205239" calcext:value-type="float">
            <text:p>55.19389462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009848125" calcext:value-type="float">
            <text:p>1009848125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G64]/[.B64])*10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2791174" calcext:value-type="float">
            <text:p>32791174</text:p>
          </table:table-cell>
          <table:table-cell office:value-type="float" office:value="3.274" calcext:value-type="float">
            <text:p>3.274</text:p>
          </table:table-cell>
          <table:table-cell table:formula="of:=([.B65]/[.B64])*100" office:value-type="float" office:value="3.24713916758522" calcext:value-type="float">
            <text:p>3.247139167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2791174" calcext:value-type="float">
            <text:p>32791174</text:p>
          </table:table-cell>
          <table:table-cell office:value-type="float" office:value="3.247" calcext:value-type="float">
            <text:p>3.247</text:p>
          </table:table-cell>
          <table:table-cell table:formula="of:=([.B66]/[.B64])*100" office:value-type="float" office:value="3.24713916758522" calcext:value-type="float">
            <text:p>3.247139167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237114" calcext:value-type="float">
            <text:p>3237114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25369" calcext:value-type="float">
            <text:p>225369</text:p>
          </table:table-cell>
          <table:table-cell table:style-name="ce4" table:formula="of:=([.G68]/[.B68])*100" office:value-type="float" office:value="6.96203470128021" calcext:value-type="float">
            <text:p>6.9620347013</text:p>
          </table:table-cell>
          <table:table-cell table:style-name="ce4" office:value-type="float" office:value="6.962" calcext:value-type="float">
            <text:p>6.962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38759" calcext:value-type="float">
            <text:p>1838759</text:p>
          </table:table-cell>
          <table:table-cell office:value-type="float" office:value="56.802" calcext:value-type="float">
            <text:p>56.802</text:p>
          </table:table-cell>
          <table:table-cell table:formula="of:=([.B69]/[.B68])*100" office:value-type="float" office:value="56.8024172148401" calcext:value-type="float">
            <text:p>56.802417214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838759" calcext:value-type="float">
            <text:p>1838759</text:p>
          </table:table-cell>
          <table:table-cell office:value-type="float" office:value="56.802" calcext:value-type="float">
            <text:p>56.802</text:p>
          </table:table-cell>
          <table:table-cell table:formula="of:=([.B70]/[.B68])*100" office:value-type="float" office:value="56.8024172148401" calcext:value-type="float">
            <text:p>56.802417214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843211284" calcext:value-type="float">
            <text:p>843211284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985150" calcext:value-type="float">
            <text:p>2985150</text:p>
          </table:table-cell>
          <table:table-cell table:style-name="ce4" table:formula="of:=([.G71]/[.B71])*100" office:value-type="float" office:value="0.35402159063137" calcext:value-type="float">
            <text:p>0.3540215906</text:p>
          </table:table-cell>
          <table:table-cell table:style-name="ce4" office:value-type="float" office:value="0.354" calcext:value-type="float">
            <text:p>0.354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1883219" calcext:value-type="float">
            <text:p>31883219</text:p>
          </table:table-cell>
          <table:table-cell office:value-type="float" office:value="3.781" calcext:value-type="float">
            <text:p>3.781</text:p>
          </table:table-cell>
          <table:table-cell table:formula="of:=([.B72]/[.B71])*100" office:value-type="float" office:value="3.78116607367413" calcext:value-type="float">
            <text:p>3.781166073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1883219" calcext:value-type="float">
            <text:p>31883219</text:p>
          </table:table-cell>
          <table:table-cell office:value-type="float" office:value="3.781" calcext:value-type="float">
            <text:p>3.781</text:p>
          </table:table-cell>
          <table:table-cell table:formula="of:=([.B73]/[.B71])*100" office:value-type="float" office:value="3.78116607367413" calcext:value-type="float">
            <text:p>3.781166073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2025755" calcext:value-type="float">
            <text:p>2025755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22704" calcext:value-type="float">
            <text:p>222704</text:p>
          </table:table-cell>
          <table:table-cell table:style-name="ce4" table:formula="of:=([.G75]/[.B75])*100" office:value-type="float" office:value="10.9936295356546" calcext:value-type="float">
            <text:p>10.9936295357</text:p>
          </table:table-cell>
          <table:table-cell table:style-name="ce4" office:value-type="float" office:value="10.994" calcext:value-type="float">
            <text:p>10.994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310286" calcext:value-type="float">
            <text:p>1310286</text:p>
          </table:table-cell>
          <table:table-cell office:value-type="float" office:value="64.681" calcext:value-type="float">
            <text:p>64.681</text:p>
          </table:table-cell>
          <table:table-cell table:formula="of:=([.B76]/[.B75])*100" office:value-type="float" office:value="64.6813657130304" calcext:value-type="float">
            <text:p>64.6813657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310287" calcext:value-type="float">
            <text:p>1310287</text:p>
          </table:table-cell>
          <table:table-cell office:value-type="float" office:value="64.681" calcext:value-type="float">
            <text:p>64.681</text:p>
          </table:table-cell>
          <table:table-cell table:formula="of:=([.B77]/[.B75])*100" office:value-type="float" office:value="64.6814150773415" calcext:value-type="float">
            <text:p>64.68141507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350784356" calcext:value-type="float">
            <text:p>35078435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904734" calcext:value-type="float">
            <text:p>2904734</text:p>
          </table:table-cell>
          <table:table-cell table:style-name="ce4" table:formula="of:=([.G78]/[.B78])*100" office:value-type="float" office:value="0.828068284778355" calcext:value-type="float">
            <text:p>0.8280682848</text:p>
          </table:table-cell>
          <table:table-cell table:style-name="ce4" office:value-type="float" office:value="0.828" calcext:value-type="float">
            <text:p>0.828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5843088" calcext:value-type="float">
            <text:p>25843088</text:p>
          </table:table-cell>
          <table:table-cell office:value-type="float" office:value="7.367" calcext:value-type="float">
            <text:p>7.367</text:p>
          </table:table-cell>
          <table:table-cell table:formula="of:=([.B79]/[.B78])*100" office:value-type="float" office:value="7.36722934132217" calcext:value-type="float">
            <text:p>7.36722934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5843326" calcext:value-type="float">
            <text:p>25843326</text:p>
          </table:table-cell>
          <table:table-cell office:value-type="float" office:value="7.367" calcext:value-type="float">
            <text:p>7.367</text:p>
          </table:table-cell>
          <table:table-cell table:formula="of:=([.B80]/[.B78])*100" office:value-type="float" office:value="7.36729718927374" calcext:value-type="float">
            <text:p>7.367297189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542903" calcext:value-type="float">
            <text:p>542903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5128" calcext:value-type="float">
            <text:p>35128</text:p>
          </table:table-cell>
          <table:table-cell table:style-name="ce4" table:formula="of:=([.G82]/[.B82])*100" office:value-type="float" office:value="6.47040078982802" calcext:value-type="float">
            <text:p>6.4704007898</text:p>
          </table:table-cell>
          <table:table-cell table:style-name="ce4" office:value-type="float" office:value="6.47" calcext:value-type="float">
            <text:p>6.47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311405" calcext:value-type="float">
            <text:p>311405</text:p>
          </table:table-cell>
          <table:table-cell office:value-type="float" office:value="57.359" calcext:value-type="float">
            <text:p>57.359</text:p>
          </table:table-cell>
          <table:table-cell table:formula="of:=([.B83]/[.B82])*100" office:value-type="float" office:value="57.3592336015826" calcext:value-type="float">
            <text:p>57.359233601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311405" calcext:value-type="float">
            <text:p>311405</text:p>
          </table:table-cell>
          <table:table-cell office:value-type="float" office:value="57.359" calcext:value-type="float">
            <text:p>57.359</text:p>
          </table:table-cell>
          <table:table-cell table:formula="of:=([.B84]/[.B82])*100" office:value-type="float" office:value="57.3592336015826" calcext:value-type="float">
            <text:p>57.35923360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12413938" calcext:value-type="float">
            <text:p>112413938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491638" calcext:value-type="float">
            <text:p>491638</text:p>
          </table:table-cell>
          <table:table-cell table:style-name="ce4" table:formula="of:=([.G85]/[.B85])*100" office:value-type="float" office:value="0.437346123396193" calcext:value-type="float">
            <text:p>0.4373461234</text:p>
          </table:table-cell>
          <table:table-cell table:style-name="ce4" office:value-type="float" office:value="0.437" calcext:value-type="float">
            <text:p>0.437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5501051" calcext:value-type="float">
            <text:p>5501051</text:p>
          </table:table-cell>
          <table:table-cell office:value-type="float" office:value="4.894" calcext:value-type="float">
            <text:p>4.894</text:p>
          </table:table-cell>
          <table:table-cell table:formula="of:=([.B86]/[.B85])*100" office:value-type="float" office:value="4.89356666786284" calcext:value-type="float">
            <text:p>4.893566667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5501051" calcext:value-type="float">
            <text:p>5501051</text:p>
          </table:table-cell>
          <table:table-cell office:value-type="float" office:value="4.894" calcext:value-type="float">
            <text:p>4.894</text:p>
          </table:table-cell>
          <table:table-cell table:formula="of:=([.B87]/[.B85])*100" office:value-type="float" office:value="4.89356666786284" calcext:value-type="float">
            <text:p>4.8935666679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54];[.B61];[.B68];[.B75];[.B82])" office:value-type="float" office:value="11535564" calcext:value-type="float">
            <text:p>115355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55];[.B62];[.B69];[.B76];[.B83])" office:value-type="float" office:value="6696930" calcext:value-type="float">
            <text:p>6696930</text:p>
          </table:table-cell>
          <table:table-cell table:formula="of:=([.B90]/[.B89])*100" office:value-type="float" office:value="58.0546386808655" calcext:value-type="float">
            <text:p>58.05463868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56];[.B63];[.B70];[.B77];[.B84])" office:value-type="float" office:value="6696931" calcext:value-type="float">
            <text:p>6696931</text:p>
          </table:table-cell>
          <table:table-cell table:formula="of:=([.B91]/[.B89])*100" office:value-type="float" office:value="58.0546473497091" calcext:value-type="float">
            <text:p>58.05464734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57];[.B64];[.B71];[.B78];[.B85])" office:value-type="float" office:value="2881667330" calcext:value-type="float">
            <text:p>28816673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58];[.B65];[.B72];[.B80];[.B86])" office:value-type="float" office:value="125265470" calcext:value-type="float">
            <text:p>125265470</text:p>
          </table:table-cell>
          <table:table-cell table:formula="of:=([.B93]/[.B92])*100" office:value-type="float" office:value="4.34697887212401" calcext:value-type="float">
            <text:p>4.34697887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59];[.B66];[.B73];[.B80];[.B87])" office:value-type="float" office:value="125265470" calcext:value-type="float">
            <text:p>125265470</text:p>
          </table:table-cell>
          <table:table-cell table:formula="of:=([.B94]/[.B92])*100" office:value-type="float" office:value="4.34697887212401" calcext:value-type="float">
            <text:p>4.3469788721</text:p>
          </table:table-cell>
          <table:table-cell table:number-columns-repeated="1021"/>
        </table:table-row>
        <table:table-row table:style-name="ro1" table:number-rows-repeated="5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0.23" calcext:value-type="float">
            <text:p>10.23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721221" calcext:value-type="float">
            <text:p>3721221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60312" calcext:value-type="float">
            <text:p>160312</text:p>
          </table:table-cell>
          <table:table-cell table:style-name="ce4" table:formula="of:=([.G102]/[.B102])*100" office:value-type="float" office:value="4.30804835294652" calcext:value-type="float">
            <text:p>4.3080483529</text:p>
          </table:table-cell>
          <table:table-cell table:style-name="ce4" office:value-type="float" office:value="4.308" calcext:value-type="float">
            <text:p>4.308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000058" calcext:value-type="float">
            <text:p>2000058</text:p>
          </table:table-cell>
          <table:table-cell office:value-type="float" office:value="53.747" calcext:value-type="float">
            <text:p>53.747</text:p>
          </table:table-cell>
          <table:table-cell table:formula="of:=([.B103]/[.B102])*100" office:value-type="float" office:value="53.7473587298363" calcext:value-type="float">
            <text:p>53.747358729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62658" calcext:value-type="float">
            <text:p>2062658</text:p>
          </table:table-cell>
          <table:table-cell office:value-type="float" office:value="55.43" calcext:value-type="float">
            <text:p>55.43</text:p>
          </table:table-cell>
          <table:table-cell table:formula="of:=([.B104]/[.B102])*100" office:value-type="float" office:value="55.4296022730174" calcext:value-type="float">
            <text:p>55.4296022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409201968" calcext:value-type="float">
            <text:p>1409201968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9814694" calcext:value-type="float">
            <text:p>9814694</text:p>
          </table:table-cell>
          <table:table-cell table:style-name="ce4" table:formula="of:=([.G105]/[.B105])*100" office:value-type="float" office:value="0.696471777848099" calcext:value-type="float">
            <text:p>0.6964717778</text:p>
          </table:table-cell>
          <table:table-cell table:style-name="ce4" office:value-type="float" office:value="0.696" calcext:value-type="float">
            <text:p>0.696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60346795" calcext:value-type="float">
            <text:p>160346795</text:p>
          </table:table-cell>
          <table:table-cell office:value-type="float" office:value="11.379" calcext:value-type="float">
            <text:p>11.379</text:p>
          </table:table-cell>
          <table:table-cell table:formula="of:=([.B106]/[.B105])*100" office:value-type="float" office:value="11.3785531556964" calcext:value-type="float">
            <text:p>11.37855315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88309668" calcext:value-type="float">
            <text:p>188309668</text:p>
          </table:table-cell>
          <table:table-cell office:value-type="float" office:value="13.363" calcext:value-type="float">
            <text:p>13.363</text:p>
          </table:table-cell>
          <table:table-cell table:formula="of:=([.B107]/[.B105])*100" office:value-type="float" office:value="13.3628587155081" calcext:value-type="float">
            <text:p>13.362858715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2626136" calcext:value-type="float">
            <text:p>262613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54287" calcext:value-type="float">
            <text:p>54287</text:p>
          </table:table-cell>
          <table:table-cell table:style-name="ce4" table:formula="of:=([.G109]/[.B109])*100" office:value-type="float" office:value="2.0671815930325" calcext:value-type="float">
            <text:p>2.067181593</text:p>
          </table:table-cell>
          <table:table-cell table:style-name="ce4" office:value-type="float" office:value="2.067" calcext:value-type="float">
            <text:p>2.067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475713" calcext:value-type="float">
            <text:p>1475713</text:p>
          </table:table-cell>
          <table:table-cell office:value-type="float" office:value="56.193" calcext:value-type="float">
            <text:p>56.193</text:p>
          </table:table-cell>
          <table:table-cell table:formula="of:=([.B110]/[.B109])*100" office:value-type="float" office:value="56.1933197671408" calcext:value-type="float">
            <text:p>56.193319767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566476" calcext:value-type="float">
            <text:p>1566476</text:p>
          </table:table-cell>
          <table:table-cell office:value-type="float" office:value="59.649" calcext:value-type="float">
            <text:p>59.649</text:p>
          </table:table-cell>
          <table:table-cell table:formula="of:=([.B111]/[.B109])*100" office:value-type="float" office:value="59.6494621756071" calcext:value-type="float">
            <text:p>59.64946217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057964596" calcext:value-type="float">
            <text:p>105796459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4767145" calcext:value-type="float">
            <text:p>4767145</text:p>
          </table:table-cell>
          <table:table-cell table:style-name="ce4" table:formula="of:=([.G112]/[.B112])*100" office:value-type="float" office:value="0.45059589120693" calcext:value-type="float">
            <text:p>0.4505958912</text:p>
          </table:table-cell>
          <table:table-cell table:style-name="ce4" office:value-type="float" office:value="0.451" calcext:value-type="float">
            <text:p>0.451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8859889" calcext:value-type="float">
            <text:p>128859889</text:p>
          </table:table-cell>
          <table:table-cell office:value-type="float" office:value="12.18" calcext:value-type="float">
            <text:p>12.18</text:p>
          </table:table-cell>
          <table:table-cell table:formula="of:=([.B113]/[.B112])*100" office:value-type="float" office:value="12.1799812098816" calcext:value-type="float">
            <text:p>12.179981209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62837024" calcext:value-type="float">
            <text:p>162837024</text:p>
          </table:table-cell>
          <table:table-cell office:value-type="float" office:value="15.392" calcext:value-type="float">
            <text:p>15.392</text:p>
          </table:table-cell>
          <table:table-cell table:formula="of:=([.B114]/[.B112])*100" office:value-type="float" office:value="15.3915381115457" calcext:value-type="float">
            <text:p>15.39153811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483539" calcext:value-type="float">
            <text:p>3483539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4684" calcext:value-type="float">
            <text:p>24684</text:p>
          </table:table-cell>
          <table:table-cell table:style-name="ce4" table:formula="of:=([.G116]/[.B116])*100" office:value-type="float" office:value="0.708589741639178" calcext:value-type="float">
            <text:p>0.7085897416</text:p>
          </table:table-cell>
          <table:table-cell table:style-name="ce4" office:value-type="float" office:value="0.709" calcext:value-type="float">
            <text:p>0.709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05005" calcext:value-type="float">
            <text:p>1905005</text:p>
          </table:table-cell>
          <table:table-cell office:value-type="float" office:value="54.686" calcext:value-type="float">
            <text:p>54.686</text:p>
          </table:table-cell>
          <table:table-cell table:formula="of:=([.B117]/[.B116])*100" office:value-type="float" office:value="54.6859099323992" calcext:value-type="float">
            <text:p>54.685909932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10153" calcext:value-type="float">
            <text:p>2010153</text:p>
          </table:table-cell>
          <table:table-cell office:value-type="float" office:value="57.704" calcext:value-type="float">
            <text:p>57.704</text:p>
          </table:table-cell>
          <table:table-cell table:formula="of:=([.B118]/[.B116])*100" office:value-type="float" office:value="57.704334586178" calcext:value-type="float">
            <text:p>57.70433458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645900676" calcext:value-type="float">
            <text:p>164590067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619119" calcext:value-type="float">
            <text:p>3619119</text:p>
          </table:table-cell>
          <table:table-cell table:style-name="ce4" table:formula="of:=([.G119]/[.B119])*100" office:value-type="float" office:value="0.2198868408509" calcext:value-type="float">
            <text:p>0.2198868409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42795909" calcext:value-type="float">
            <text:p>142795909</text:p>
          </table:table-cell>
          <table:table-cell office:value-type="float" office:value="8.676" calcext:value-type="float">
            <text:p>8.676</text:p>
          </table:table-cell>
          <table:table-cell table:formula="of:=([.B120]/[.B119])*100" office:value-type="float" office:value="8.67585213872286" calcext:value-type="float">
            <text:p>8.675852138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76735594" calcext:value-type="float">
            <text:p>176735594</text:p>
          </table:table-cell>
          <table:table-cell office:value-type="float" office:value="10.738" calcext:value-type="float">
            <text:p>10.738</text:p>
          </table:table-cell>
          <table:table-cell table:formula="of:=([.B121]/[.B119])*100" office:value-type="float" office:value="10.7379258406721" calcext:value-type="float">
            <text:p>10.737925840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130859" calcext:value-type="float">
            <text:p>3130859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57372" calcext:value-type="float">
            <text:p>57372</text:p>
          </table:table-cell>
          <table:table-cell table:style-name="ce4" table:formula="of:=([.G123]/[.B123])*100" office:value-type="float" office:value="1.83246834175541" calcext:value-type="float">
            <text:p>1.8324683418</text:p>
          </table:table-cell>
          <table:table-cell table:style-name="ce4" office:value-type="float" office:value="1.832" calcext:value-type="float">
            <text:p>1.832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739656" calcext:value-type="float">
            <text:p>1739656</text:p>
          </table:table-cell>
          <table:table-cell office:value-type="float" office:value="55.565" calcext:value-type="float">
            <text:p>55.565</text:p>
          </table:table-cell>
          <table:table-cell table:formula="of:=([.B124]/[.B123])*100" office:value-type="float" office:value="55.5648146403271" calcext:value-type="float">
            <text:p>55.564814640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838894" calcext:value-type="float">
            <text:p>1838894</text:p>
          </table:table-cell>
          <table:table-cell office:value-type="float" office:value="58.734" calcext:value-type="float">
            <text:p>58.734</text:p>
          </table:table-cell>
          <table:table-cell table:formula="of:=([.B125]/[.B123])*100" office:value-type="float" office:value="58.7344878833573" calcext:value-type="float">
            <text:p>58.734487883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352524325" calcext:value-type="float">
            <text:p>1352524325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4543675" calcext:value-type="float">
            <text:p>4543675</text:p>
          </table:table-cell>
          <table:table-cell table:style-name="ce4" table:formula="of:=([.G126]/[.B126])*100" office:value-type="float" office:value="0.335940353605101" calcext:value-type="float">
            <text:p>0.3359403536</text:p>
          </table:table-cell>
          <table:table-cell table:style-name="ce4" office:value-type="float" office:value="0.336" calcext:value-type="float">
            <text:p>0.336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8896403" calcext:value-type="float">
            <text:p>128896403</text:p>
          </table:table-cell>
          <table:table-cell office:value-type="float" office:value="9.53" calcext:value-type="float">
            <text:p>9.53</text:p>
          </table:table-cell>
          <table:table-cell table:formula="of:=([.B127]/[.B126])*100" office:value-type="float" office:value="9.53006172365883" calcext:value-type="float">
            <text:p>9.530061723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55776616" calcext:value-type="float">
            <text:p>155776616</text:p>
          </table:table-cell>
          <table:table-cell office:value-type="float" office:value="11.517" calcext:value-type="float">
            <text:p>11.517</text:p>
          </table:table-cell>
          <table:table-cell table:formula="of:=([.B128]/[.B126])*100" office:value-type="float" office:value="11.5174724121875" calcext:value-type="float">
            <text:p>11.51747241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45325" calcext:value-type="float">
            <text:p>45325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76" calcext:value-type="float">
            <text:p>276</text:p>
          </table:table-cell>
          <table:table-cell table:style-name="ce4" table:formula="of:=([.G130]/[.B130])*100" office:value-type="float" office:value="0.608935466078323" calcext:value-type="float">
            <text:p>0.6089354661</text:p>
          </table:table-cell>
          <table:table-cell table:style-name="ce4" office:value-type="float" office:value="0.609" calcext:value-type="float">
            <text:p>0.609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6289" calcext:value-type="float">
            <text:p>26289</text:p>
          </table:table-cell>
          <table:table-cell office:value-type="float" office:value="58.001" calcext:value-type="float">
            <text:p>58.001</text:p>
          </table:table-cell>
          <table:table-cell table:formula="of:=([.B131]/[.B130])*100" office:value-type="float" office:value="58.0011031439603" calcext:value-type="float">
            <text:p>58.0011031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8147" calcext:value-type="float">
            <text:p>28147</text:p>
          </table:table-cell>
          <table:table-cell office:value-type="float" office:value="62.1" calcext:value-type="float">
            <text:p>62.1</text:p>
          </table:table-cell>
          <table:table-cell table:formula="of:=([.B132]/[.B130])*100" office:value-type="float" office:value="62.1003861003861" calcext:value-type="float">
            <text:p>62.10038610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7235364" calcext:value-type="float">
            <text:p>17235364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3053" calcext:value-type="float">
            <text:p>33053</text:p>
          </table:table-cell>
          <table:table-cell table:style-name="ce4" table:formula="of:=([.G133]/[.B133])*100" office:value-type="float" office:value="0.191774307754684" calcext:value-type="float">
            <text:p>0.1917743078</text:p>
          </table:table-cell>
          <table:table-cell table:style-name="ce4" office:value-type="float" office:value="0.192" calcext:value-type="float">
            <text:p>0.192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05620" calcext:value-type="float">
            <text:p>2005620</text:p>
          </table:table-cell>
          <table:table-cell office:value-type="float" office:value="11.637" calcext:value-type="float">
            <text:p>11.637</text:p>
          </table:table-cell>
          <table:table-cell table:formula="of:=([.B134]/[.B133])*100" office:value-type="float" office:value="11.6366558896" calcext:value-type="float">
            <text:p>11.636655889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478071" calcext:value-type="float">
            <text:p>2478071</text:p>
          </table:table-cell>
          <table:table-cell office:value-type="float" office:value="14.378" calcext:value-type="float">
            <text:p>14.378</text:p>
          </table:table-cell>
          <table:table-cell table:formula="of:=([.B135]/[.B133])*100" office:value-type="float" office:value="14.3778280516733" calcext:value-type="float">
            <text:p>14.3778280517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102];[.B109];[.B116];[.B123];[.B130])" office:value-type="float" office:value="13007080" calcext:value-type="float">
            <text:p>130070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103];[.B110];[.B117];[.B124];[.B131])" office:value-type="float" office:value="7146721" calcext:value-type="float">
            <text:p>7146721</text:p>
          </table:table-cell>
          <table:table-cell table:formula="of:=([.B138]/[.B137])*100" office:value-type="float" office:value="54.9448531107674" calcext:value-type="float">
            <text:p>54.94485311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104];[.B111];[.B118];[.B125];[.B132])" office:value-type="float" office:value="7506328" calcext:value-type="float">
            <text:p>7506328</text:p>
          </table:table-cell>
          <table:table-cell table:formula="of:=([.B139]/[.B137])*100" office:value-type="float" office:value="57.7095551038358" calcext:value-type="float">
            <text:p>57.70955510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105];[.B112];[.B119];[.B126];[.B133])" office:value-type="float" office:value="5482826929" calcext:value-type="float">
            <text:p>54828269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06];[.B113];[.B120];[.B128];[.B134])" office:value-type="float" office:value="589784829" calcext:value-type="float">
            <text:p>589784829</text:p>
          </table:table-cell>
          <table:table-cell table:formula="of:=([.B141]/[.B140])*100" office:value-type="float" office:value="10.7569477686864" calcext:value-type="float">
            <text:p>10.75694776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07];[.B114];[.B121];[.B128];[.B135])" office:value-type="float" office:value="686136973" calcext:value-type="float">
            <text:p>686136973</text:p>
          </table:table-cell>
          <table:table-cell table:formula="of:=([.B142]/[.B140])*100" office:value-type="float" office:value="12.5142920228041" calcext:value-type="float">
            <text:p>12.5142920228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" office:value-type="float" office:value="10.24" calcext:value-type="float">
            <text:p>10.24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2905149" calcext:value-type="float">
            <text:p>2905149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32680" calcext:value-type="float">
            <text:p>232680</text:p>
          </table:table-cell>
          <table:table-cell table:style-name="ce4" table:formula="of:=([.G151]/[.B151])*100" office:value-type="float" office:value="8.00922775389489" calcext:value-type="float">
            <text:p>8.0092277539</text:p>
          </table:table-cell>
          <table:table-cell table:style-name="ce4" office:value-type="float" office:value="8.009" calcext:value-type="float">
            <text:p>8.009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627240" calcext:value-type="float">
            <text:p>1627240</text:p>
          </table:table-cell>
          <table:table-cell office:value-type="float" office:value="56.012" calcext:value-type="float">
            <text:p>56.012</text:p>
          </table:table-cell>
          <table:table-cell table:formula="of:=([.B152]/[.B151])*100" office:value-type="float" office:value="56.0122733808146" calcext:value-type="float">
            <text:p>56.01227338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627241" calcext:value-type="float">
            <text:p>1627241</text:p>
          </table:table-cell>
          <table:table-cell office:value-type="float" office:value="56.012" calcext:value-type="float">
            <text:p>56.012</text:p>
          </table:table-cell>
          <table:table-cell table:formula="of:=([.B153]/[.B151])*100" office:value-type="float" office:value="56.012307802457" calcext:value-type="float">
            <text:p>56.01230780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800103269" calcext:value-type="float">
            <text:p>800103269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193932" calcext:value-type="float">
            <text:p>3193932</text:p>
          </table:table-cell>
          <table:table-cell table:style-name="ce4" table:formula="of:=([.G154]/[.B154])*100" office:value-type="float" office:value="0.399189970063727" calcext:value-type="float">
            <text:p>0.3991899701</text:p>
          </table:table-cell>
          <table:table-cell table:style-name="ce4" office:value-type="float" office:value="0.399" calcext:value-type="float">
            <text:p>0.399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9600384" calcext:value-type="float">
            <text:p>29600384</text:p>
          </table:table-cell>
          <table:table-cell office:value-type="float" office:value="3.7" calcext:value-type="float">
            <text:p>3.7</text:p>
          </table:table-cell>
          <table:table-cell table:formula="of:=([.B155]/[.B154])*100" office:value-type="float" office:value="3.69957043632576" calcext:value-type="float">
            <text:p>3.699570436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600465" calcext:value-type="float">
            <text:p>29600465</text:p>
          </table:table-cell>
          <table:table-cell office:value-type="float" office:value="3.7" calcext:value-type="float">
            <text:p>3.7</text:p>
          </table:table-cell>
          <table:table-cell table:formula="of:=([.B156]/[.B154])*100" office:value-type="float" office:value="3.69958056001893" calcext:value-type="float">
            <text:p>3.6995805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110312" calcext:value-type="float">
            <text:p>311031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66892" calcext:value-type="float">
            <text:p>166892</text:p>
          </table:table-cell>
          <table:table-cell table:style-name="ce4" table:formula="of:=([.G158]/[.B158])*100" office:value-type="float" office:value="5.36576394908292" calcext:value-type="float">
            <text:p>5.3657639491</text:p>
          </table:table-cell>
          <table:table-cell table:style-name="ce4" office:value-type="float" office:value="5.366" calcext:value-type="float">
            <text:p>5.366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716962" calcext:value-type="float">
            <text:p>1716962</text:p>
          </table:table-cell>
          <table:table-cell office:value-type="float" office:value="55.202" calcext:value-type="float">
            <text:p>55.202</text:p>
          </table:table-cell>
          <table:table-cell table:formula="of:=([.B159]/[.B158])*100" office:value-type="float" office:value="55.2022433762272" calcext:value-type="float">
            <text:p>55.202243376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716962" calcext:value-type="float">
            <text:p>1716962</text:p>
          </table:table-cell>
          <table:table-cell office:value-type="float" office:value="55.202" calcext:value-type="float">
            <text:p>55.202</text:p>
          </table:table-cell>
          <table:table-cell table:formula="of:=([.B160]/[.B158])*100" office:value-type="float" office:value="55.2022433762272" calcext:value-type="float">
            <text:p>55.20224337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977921406" calcext:value-type="float">
            <text:p>97792140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315156" calcext:value-type="float">
            <text:p>2315156</text:p>
          </table:table-cell>
          <table:table-cell table:style-name="ce4" table:formula="of:=([.G161]/[.B161])*100" office:value-type="float" office:value="0.236742542477897" calcext:value-type="float">
            <text:p>0.2367425425</text:p>
          </table:table-cell>
          <table:table-cell table:style-name="ce4" office:value-type="float" office:value="0.237" calcext:value-type="float">
            <text:p>0.237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4628447" calcext:value-type="float">
            <text:p>34628447</text:p>
          </table:table-cell>
          <table:table-cell office:value-type="float" office:value="3.541" calcext:value-type="float">
            <text:p>3.541</text:p>
          </table:table-cell>
          <table:table-cell table:formula="of:=([.B162]/[.B161])*100" office:value-type="float" office:value="3.54102556581116" calcext:value-type="float">
            <text:p>3.541025565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4628447" calcext:value-type="float">
            <text:p>34628447</text:p>
          </table:table-cell>
          <table:table-cell office:value-type="float" office:value="3.541" calcext:value-type="float">
            <text:p>3.541</text:p>
          </table:table-cell>
          <table:table-cell table:formula="of:=([.B163]/[.B161])*100" office:value-type="float" office:value="3.54102556581116" calcext:value-type="float">
            <text:p>3.541025565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545498" calcext:value-type="float">
            <text:p>3545498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05206" calcext:value-type="float">
            <text:p>205206</text:p>
          </table:table-cell>
          <table:table-cell table:style-name="ce4" table:formula="of:=([.G165]/[.B165])*100" office:value-type="float" office:value="5.78779060092546" calcext:value-type="float">
            <text:p>5.7877906009</text:p>
          </table:table-cell>
          <table:table-cell table:style-name="ce4" office:value-type="float" office:value="5.788" calcext:value-type="float">
            <text:p>5.788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56300" calcext:value-type="float">
            <text:p>1956300</text:p>
          </table:table-cell>
          <table:table-cell office:value-type="float" office:value="55.177" calcext:value-type="float">
            <text:p>55.177</text:p>
          </table:table-cell>
          <table:table-cell table:formula="of:=([.B166]/[.B165])*100" office:value-type="float" office:value="55.1770160355471" calcext:value-type="float">
            <text:p>55.177016035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956300" calcext:value-type="float">
            <text:p>1956300</text:p>
          </table:table-cell>
          <table:table-cell office:value-type="float" office:value="55.177" calcext:value-type="float">
            <text:p>55.177</text:p>
          </table:table-cell>
          <table:table-cell table:formula="of:=([.B167]/[.B165])*100" office:value-type="float" office:value="55.1770160355471" calcext:value-type="float">
            <text:p>55.17701603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972160420" calcext:value-type="float">
            <text:p>972160420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821452" calcext:value-type="float">
            <text:p>2821452</text:p>
          </table:table-cell>
          <table:table-cell table:style-name="ce4" table:formula="of:=([.G168]/[.B168])*100" office:value-type="float" office:value="0.290224940447586" calcext:value-type="float">
            <text:p>0.2902249404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5311098" calcext:value-type="float">
            <text:p>35311098</text:p>
          </table:table-cell>
          <table:table-cell office:value-type="float" office:value="3.632" calcext:value-type="float">
            <text:p>3.632</text:p>
          </table:table-cell>
          <table:table-cell table:formula="of:=([.B169]/[.B168])*100" office:value-type="float" office:value="3.63222954499629" calcext:value-type="float">
            <text:p>3.63222954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5311098" calcext:value-type="float">
            <text:p>35311098</text:p>
          </table:table-cell>
          <table:table-cell office:value-type="float" office:value="3.632" calcext:value-type="float">
            <text:p>3.632</text:p>
          </table:table-cell>
          <table:table-cell table:formula="of:=([.B170]/[.B168])*100" office:value-type="float" office:value="3.63222954499629" calcext:value-type="float">
            <text:p>3.63222954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2456251" calcext:value-type="float">
            <text:p>2456251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27460" calcext:value-type="float">
            <text:p>227460</text:p>
          </table:table-cell>
          <table:table-cell table:style-name="ce4" table:formula="of:=([.G172]/[.B172])*100" office:value-type="float" office:value="9.26045424510769" calcext:value-type="float">
            <text:p>9.2604542451</text:p>
          </table:table-cell>
          <table:table-cell table:style-name="ce4" office:value-type="float" office:value="9.26" calcext:value-type="float">
            <text:p>9.26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455455" calcext:value-type="float">
            <text:p>1455455</text:p>
          </table:table-cell>
          <table:table-cell office:value-type="float" office:value="59.255" calcext:value-type="float">
            <text:p>59.255</text:p>
          </table:table-cell>
          <table:table-cell table:formula="of:=([.B173]/[.B172])*100" office:value-type="float" office:value="59.2551412701715" calcext:value-type="float">
            <text:p>59.255141270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455455" calcext:value-type="float">
            <text:p>1455455</text:p>
          </table:table-cell>
          <table:table-cell office:value-type="float" office:value="59.255" calcext:value-type="float">
            <text:p>59.255</text:p>
          </table:table-cell>
          <table:table-cell table:formula="of:=([.B174]/[.B172])*100" office:value-type="float" office:value="59.2551412701715" calcext:value-type="float">
            <text:p>59.25514127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656002602" calcext:value-type="float">
            <text:p>65600260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116766" calcext:value-type="float">
            <text:p>3116766</text:p>
          </table:table-cell>
          <table:table-cell table:style-name="ce4" table:formula="of:=([.G175]/[.B175])*100" office:value-type="float" office:value="0.475114883766879" calcext:value-type="float">
            <text:p>0.4751148838</text:p>
          </table:table-cell>
          <table:table-cell table:style-name="ce4" office:value-type="float" office:value="0.475" calcext:value-type="float">
            <text:p>0.475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9257445" calcext:value-type="float">
            <text:p>29257445</text:p>
          </table:table-cell>
          <table:table-cell office:value-type="float" office:value="4.46" calcext:value-type="float">
            <text:p>4.46</text:p>
          </table:table-cell>
          <table:table-cell table:formula="of:=([.B176]/[.B175])*100" office:value-type="float" office:value="4.45995868168828" calcext:value-type="float">
            <text:p>4.45995868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257445" calcext:value-type="float">
            <text:p>29257445</text:p>
          </table:table-cell>
          <table:table-cell office:value-type="float" office:value="4.46" calcext:value-type="float">
            <text:p>4.46</text:p>
          </table:table-cell>
          <table:table-cell table:formula="of:=([.B177]/[.B175])*100" office:value-type="float" office:value="4.45995868168828" calcext:value-type="float">
            <text:p>4.45995868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290355" calcext:value-type="float">
            <text:p>290355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9997" calcext:value-type="float">
            <text:p>9997</text:p>
          </table:table-cell>
          <table:table-cell table:style-name="ce4" table:formula="of:=([.G179]/[.B179])*100" office:value-type="float" office:value="3.443026639803" calcext:value-type="float">
            <text:p>3.4430266398</text:p>
          </table:table-cell>
          <table:table-cell table:style-name="ce4" office:value-type="float" office:value="3.443" calcext:value-type="float">
            <text:p>3.443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61768" calcext:value-type="float">
            <text:p>161768</text:p>
          </table:table-cell>
          <table:table-cell office:value-type="float" office:value="55.714" calcext:value-type="float">
            <text:p>55.714</text:p>
          </table:table-cell>
          <table:table-cell table:formula="of:=([.B180]/[.B179])*100" office:value-type="float" office:value="55.7138675070173" calcext:value-type="float">
            <text:p>55.71386750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61768" calcext:value-type="float">
            <text:p>161768</text:p>
          </table:table-cell>
          <table:table-cell office:value-type="float" office:value="55.714" calcext:value-type="float">
            <text:p>55.714</text:p>
          </table:table-cell>
          <table:table-cell table:formula="of:=([.B181]/[.B179])*100" office:value-type="float" office:value="55.7138675070173" calcext:value-type="float">
            <text:p>55.7138675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88616033" calcext:value-type="float">
            <text:p>88616033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36642" calcext:value-type="float">
            <text:p>136642</text:p>
          </table:table-cell>
          <table:table-cell table:style-name="ce4" table:formula="of:=([.G182]/[.B182])*100" office:value-type="float" office:value="0.154195573164509" calcext:value-type="float">
            <text:p>0.1541955732</text:p>
          </table:table-cell>
          <table:table-cell table:style-name="ce4" office:value-type="float" office:value="0.154" calcext:value-type="float">
            <text:p>0.154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151404" calcext:value-type="float">
            <text:p>3151404</text:p>
          </table:table-cell>
          <table:table-cell office:value-type="float" office:value="3.556" calcext:value-type="float">
            <text:p>3.556</text:p>
          </table:table-cell>
          <table:table-cell table:formula="of:=([.B183]/[.B182])*100" office:value-type="float" office:value="3.55624585451709" calcext:value-type="float">
            <text:p>3.556245854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151404" calcext:value-type="float">
            <text:p>3151404</text:p>
          </table:table-cell>
          <table:table-cell office:value-type="float" office:value="3.556" calcext:value-type="float">
            <text:p>3.556</text:p>
          </table:table-cell>
          <table:table-cell table:formula="of:=([.B184]/[.B182])*100" office:value-type="float" office:value="3.55624585451709" calcext:value-type="float">
            <text:p>3.5562458545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151];[.B158];[.B165];[.B172];[.B179])" office:value-type="float" office:value="12307565" calcext:value-type="float">
            <text:p>123075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152];[.B159];[.B166];[.B173];[.B180])" office:value-type="float" office:value="6917725" calcext:value-type="float">
            <text:p>6917725</text:p>
          </table:table-cell>
          <table:table-cell table:formula="of:=([.B187]/[.B186])*100" office:value-type="float" office:value="56.2070970171598" calcext:value-type="float">
            <text:p>56.20709701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153];[.B160];[.B167];[.B174];[.B181])" office:value-type="float" office:value="6917726" calcext:value-type="float">
            <text:p>6917726</text:p>
          </table:table-cell>
          <table:table-cell table:formula="of:=([.B188]/[.B186])*100" office:value-type="float" office:value="56.2071051422438" calcext:value-type="float">
            <text:p>56.20710514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154];[.B161];[.B168];[.B175];[.B182])" office:value-type="float" office:value="3494803730" calcext:value-type="float">
            <text:p>34948037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55];[.B162];[.B169];[.B177];[.B183])" office:value-type="float" office:value="131948778" calcext:value-type="float">
            <text:p>131948778</text:p>
          </table:table-cell>
          <table:table-cell table:formula="of:=([.B190]/[.B189])*100" office:value-type="float" office:value="3.77557048103528" calcext:value-type="float">
            <text:p>3.77557048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56];[.B163];[.B170];[.B177];[.B184])" office:value-type="float" office:value="131948859" calcext:value-type="float">
            <text:p>131948859</text:p>
          </table:table-cell>
          <table:table-cell table:formula="of:=([.B191]/[.B189])*100" office:value-type="float" office:value="3.77557279876201" calcext:value-type="float">
            <text:p>3.7755727988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float" office:value="10.25" calcext:value-type="float">
            <text:p>10.25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893012" calcext:value-type="float">
            <text:p>389301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4157" calcext:value-type="float">
            <text:p>34157</text:p>
          </table:table-cell>
          <table:table-cell table:style-name="ce4" table:formula="of:=([.G199]/[.B199])*100" office:value-type="float" office:value="0.877392620418329" calcext:value-type="float">
            <text:p>0.8773926204</text:p>
          </table:table-cell>
          <table:table-cell table:style-name="ce4" office:value-type="float" office:value="0.877" calcext:value-type="float">
            <text:p>0.877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084110" calcext:value-type="float">
            <text:p>2084110</text:p>
          </table:table-cell>
          <table:table-cell office:value-type="float" office:value="53.535" calcext:value-type="float">
            <text:p>53.535</text:p>
          </table:table-cell>
          <table:table-cell table:formula="of:=([.B200]/[.B199])*100" office:value-type="float" office:value="53.534641044004" calcext:value-type="float">
            <text:p>53.5346410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196373" calcext:value-type="float">
            <text:p>2196373</text:p>
          </table:table-cell>
          <table:table-cell office:value-type="float" office:value="56.418" calcext:value-type="float">
            <text:p>56.418</text:p>
          </table:table-cell>
          <table:table-cell table:formula="of:=([.B201]/[.B199])*100" office:value-type="float" office:value="56.4183465142157" calcext:value-type="float">
            <text:p>56.418346514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569818262" calcext:value-type="float">
            <text:p>156981826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126498" calcext:value-type="float">
            <text:p>3126498</text:p>
          </table:table-cell>
          <table:table-cell table:style-name="ce4" table:formula="of:=([.G202]/[.B202])*100" office:value-type="float" office:value="0.199163054455535" calcext:value-type="float">
            <text:p>0.1991630545</text:p>
          </table:table-cell>
          <table:table-cell table:style-name="ce4" office:value-type="float" office:value="0.199" calcext:value-type="float">
            <text:p>0.199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6402057" calcext:value-type="float">
            <text:p>126402057</text:p>
          </table:table-cell>
          <table:table-cell office:value-type="float" office:value="8.052" calcext:value-type="float">
            <text:p>8.052</text:p>
          </table:table-cell>
          <table:table-cell table:formula="of:=([.B203]/[.B202])*100" office:value-type="float" office:value="8.05201850811441" calcext:value-type="float">
            <text:p>8.052018508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47692147" calcext:value-type="float">
            <text:p>147692147</text:p>
          </table:table-cell>
          <table:table-cell office:value-type="float" office:value="9.408" calcext:value-type="float">
            <text:p>9.408</text:p>
          </table:table-cell>
          <table:table-cell table:formula="of:=([.B204]/[.B202])*100" office:value-type="float" office:value="9.40823218681603" calcext:value-type="float">
            <text:p>9.408232186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313820" calcext:value-type="float">
            <text:p>3313820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45246" calcext:value-type="float">
            <text:p>45246</text:p>
          </table:table-cell>
          <table:table-cell table:style-name="ce4" table:formula="of:=([.G206]/[.B206])*100" office:value-type="float" office:value="1.36537289291513" calcext:value-type="float">
            <text:p>1.3653728929</text:p>
          </table:table-cell>
          <table:table-cell table:style-name="ce4" office:value-type="float" office:value="1.365" calcext:value-type="float">
            <text:p>1.365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10836" calcext:value-type="float">
            <text:p>1810836</text:p>
          </table:table-cell>
          <table:table-cell office:value-type="float" office:value="54.645" calcext:value-type="float">
            <text:p>54.645</text:p>
          </table:table-cell>
          <table:table-cell table:formula="of:=([.B207]/[.B206])*100" office:value-type="float" office:value="54.6449716641218" calcext:value-type="float">
            <text:p>54.644971664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906781" calcext:value-type="float">
            <text:p>1906781</text:p>
          </table:table-cell>
          <table:table-cell office:value-type="float" office:value="57.54" calcext:value-type="float">
            <text:p>57.54</text:p>
          </table:table-cell>
          <table:table-cell table:formula="of:=([.B208]/[.B206])*100" office:value-type="float" office:value="57.5402707449409" calcext:value-type="float">
            <text:p>57.540270744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466972982" calcext:value-type="float">
            <text:p>146697298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694138" calcext:value-type="float">
            <text:p>3694138</text:p>
          </table:table-cell>
          <table:table-cell table:style-name="ce4" table:formula="of:=([.G209]/[.B209])*100" office:value-type="float" office:value="0.251820452409668" calcext:value-type="float">
            <text:p>0.2518204524</text:p>
          </table:table-cell>
          <table:table-cell table:style-name="ce4" office:value-type="float" office:value="0.252" calcext:value-type="float">
            <text:p>0.252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2186818" calcext:value-type="float">
            <text:p>122186818</text:p>
          </table:table-cell>
          <table:table-cell office:value-type="float" office:value="8.329" calcext:value-type="float">
            <text:p>8.329</text:p>
          </table:table-cell>
          <table:table-cell table:formula="of:=([.B210]/[.B209])*100" office:value-type="float" office:value="8.32917984852157" calcext:value-type="float">
            <text:p>8.329179848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44428536" calcext:value-type="float">
            <text:p>144428536</text:p>
          </table:table-cell>
          <table:table-cell office:value-type="float" office:value="9.845" calcext:value-type="float">
            <text:p>9.845</text:p>
          </table:table-cell>
          <table:table-cell table:formula="of:=([.B211]/[.B209])*100" office:value-type="float" office:value="9.84534396830493" calcext:value-type="float">
            <text:p>9.845343968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2482452" calcext:value-type="float">
            <text:p>248245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5225" calcext:value-type="float">
            <text:p>25225</text:p>
          </table:table-cell>
          <table:table-cell table:style-name="ce4" table:formula="of:=([.G213]/[.B213])*100" office:value-type="float" office:value="1.01613243680039" calcext:value-type="float">
            <text:p>1.0161324368</text:p>
          </table:table-cell>
          <table:table-cell table:style-name="ce4" office:value-type="float" office:value="1.016" calcext:value-type="float">
            <text:p>1.016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345472" calcext:value-type="float">
            <text:p>1345472</text:p>
          </table:table-cell>
          <table:table-cell office:value-type="float" office:value="54.199" calcext:value-type="float">
            <text:p>54.199</text:p>
          </table:table-cell>
          <table:table-cell table:formula="of:=([.B214]/[.B213])*100" office:value-type="float" office:value="54.1993158377282" calcext:value-type="float">
            <text:p>54.199315837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403895" calcext:value-type="float">
            <text:p>1403895</text:p>
          </table:table-cell>
          <table:table-cell office:value-type="float" office:value="56.553" calcext:value-type="float">
            <text:p>56.553</text:p>
          </table:table-cell>
          <table:table-cell table:formula="of:=([.B215]/[.B213])*100" office:value-type="float" office:value="56.552755098588" calcext:value-type="float">
            <text:p>56.55275509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229169541" calcext:value-type="float">
            <text:p>1229169541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673032" calcext:value-type="float">
            <text:p>2673032</text:p>
          </table:table-cell>
          <table:table-cell table:style-name="ce4" table:formula="of:=([.G216]/[.B216])*100" office:value-type="float" office:value="0.217466501636978" calcext:value-type="float">
            <text:p>0.2174665016</text:p>
          </table:table-cell>
          <table:table-cell table:style-name="ce4" office:value-type="float" office:value="0.217" calcext:value-type="float">
            <text:p>0.217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98878604" calcext:value-type="float">
            <text:p>98878604</text:p>
          </table:table-cell>
          <table:table-cell office:value-type="float" office:value="8.044" calcext:value-type="float">
            <text:p>8.044</text:p>
          </table:table-cell>
          <table:table-cell table:formula="of:=([.B217]/[.B216])*100" office:value-type="float" office:value="8.04434219217282" calcext:value-type="float">
            <text:p>8.04434219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16562436" calcext:value-type="float">
            <text:p>116562436</text:p>
          </table:table-cell>
          <table:table-cell office:value-type="float" office:value="9.483" calcext:value-type="float">
            <text:p>9.483</text:p>
          </table:table-cell>
          <table:table-cell table:formula="of:=([.B218]/[.B216])*100" office:value-type="float" office:value="9.48302346519015" calcext:value-type="float">
            <text:p>9.483023465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4125326" calcext:value-type="float">
            <text:p>412532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42738" calcext:value-type="float">
            <text:p>42738</text:p>
          </table:table-cell>
          <table:table-cell table:style-name="ce4" table:formula="of:=([.G220]/[.B220])*100" office:value-type="float" office:value="1.03599085260171" calcext:value-type="float">
            <text:p>1.0359908526</text:p>
          </table:table-cell>
          <table:table-cell table:style-name="ce4" office:value-type="float" office:value="1.036" calcext:value-type="float">
            <text:p>1.036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71556" calcext:value-type="float">
            <text:p>1871556</text:p>
          </table:table-cell>
          <table:table-cell office:value-type="float" office:value="45.367" calcext:value-type="float">
            <text:p>45.367</text:p>
          </table:table-cell>
          <table:table-cell table:formula="of:=([.B221]/[.B220])*100" office:value-type="float" office:value="45.3674691406206" calcext:value-type="float">
            <text:p>45.367469140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20665" calcext:value-type="float">
            <text:p>2020665</text:p>
          </table:table-cell>
          <table:table-cell office:value-type="float" office:value="48.982" calcext:value-type="float">
            <text:p>48.982</text:p>
          </table:table-cell>
          <table:table-cell table:formula="of:=([.B222]/[.B220])*100" office:value-type="float" office:value="48.981947123694" calcext:value-type="float">
            <text:p>48.981947123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2705629232" calcext:value-type="float">
            <text:p>270562923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5171704" calcext:value-type="float">
            <text:p>5171704</text:p>
          </table:table-cell>
          <table:table-cell table:style-name="ce4" table:formula="of:=([.G223]/[.B223])*100" office:value-type="float" office:value="0.191146072005479" calcext:value-type="float">
            <text:p>0.191146072</text:p>
          </table:table-cell>
          <table:table-cell table:style-name="ce4" office:value-type="float" office:value="0.191" calcext:value-type="float">
            <text:p>0.191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56236715" calcext:value-type="float">
            <text:p>156236715</text:p>
          </table:table-cell>
          <table:table-cell office:value-type="float" office:value="5.775" calcext:value-type="float">
            <text:p>5.775</text:p>
          </table:table-cell>
          <table:table-cell table:formula="of:=([.B224]/[.B223])*100" office:value-type="float" office:value="5.77450572872876" calcext:value-type="float">
            <text:p>5.774505728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92390557" calcext:value-type="float">
            <text:p>192390557</text:p>
          </table:table-cell>
          <table:table-cell office:value-type="float" office:value="7.111" calcext:value-type="float">
            <text:p>7.111</text:p>
          </table:table-cell>
          <table:table-cell table:formula="of:=([.B225]/[.B223])*100" office:value-type="float" office:value="7.11075097520975" calcext:value-type="float">
            <text:p>7.110750975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1937" calcext:value-type="float">
            <text:p>31937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672" calcext:value-type="float">
            <text:p>672</text:p>
          </table:table-cell>
          <table:table-cell table:style-name="ce4" table:formula="of:=([.G227]/[.B227])*100" office:value-type="float" office:value="2.10414253060713" calcext:value-type="float">
            <text:p>2.1041425306</text:p>
          </table:table-cell>
          <table:table-cell table:style-name="ce4" office:value-type="float" office:value="2.104" calcext:value-type="float">
            <text:p>2.104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432" calcext:value-type="float">
            <text:p>18432</text:p>
          </table:table-cell>
          <table:table-cell office:value-type="float" office:value="58.714" calcext:value-type="float">
            <text:p>58.714</text:p>
          </table:table-cell>
          <table:table-cell table:formula="of:=([.B228]/[.B227])*100" office:value-type="float" office:value="57.7136236966528" calcext:value-type="float">
            <text:p>57.71362369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8690" calcext:value-type="float">
            <text:p>18690</text:p>
          </table:table-cell>
          <table:table-cell office:value-type="float" office:value="58.521" calcext:value-type="float">
            <text:p>58.521</text:p>
          </table:table-cell>
          <table:table-cell table:formula="of:=([.B229]/[.B227])*100" office:value-type="float" office:value="58.5214641325109" calcext:value-type="float">
            <text:p>58.52146413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2858769" calcext:value-type="float">
            <text:p>12858769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43138" calcext:value-type="float">
            <text:p>43138</text:p>
          </table:table-cell>
          <table:table-cell table:style-name="ce4" table:formula="of:=([.G230]/[.B230])*100" office:value-type="float" office:value="0.335475347601314" calcext:value-type="float">
            <text:p>0.3354753476</text:p>
          </table:table-cell>
          <table:table-cell table:style-name="ce4" office:value-type="float" office:value="0.335" calcext:value-type="float">
            <text:p>0.335</text:p>
          </table:table-cell>
          <table:table-cell table:style-name="ce4" table:number-columns-repeated="101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581648" calcext:value-type="float">
            <text:p>1581648</text:p>
          </table:table-cell>
          <table:table-cell office:value-type="float" office:value="12.3" calcext:value-type="float">
            <text:p>12.3</text:p>
          </table:table-cell>
          <table:table-cell table:formula="of:=([.B231]/[.B230])*100" office:value-type="float" office:value="12.3001509709055" calcext:value-type="float">
            <text:p>12.300150970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712021" calcext:value-type="float">
            <text:p>1712021</text:p>
          </table:table-cell>
          <table:table-cell office:value-type="float" office:value="13.314" calcext:value-type="float">
            <text:p>13.314</text:p>
          </table:table-cell>
          <table:table-cell table:formula="of:=([.B232]/[.B230])*100" office:value-type="float" office:value="13.314034959334" calcext:value-type="float">
            <text:p>13.3140349593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199];[.B206];[.B213];[.B220];[.B227])" office:value-type="float" office:value="13846547" calcext:value-type="float">
            <text:p>138465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200];[.B207];[.B214];[.B221];[.B228])" office:value-type="float" office:value="7130406" calcext:value-type="float">
            <text:p>7130406</text:p>
          </table:table-cell>
          <table:table-cell table:formula="of:=([.B235]/[.B234])*100" office:value-type="float" office:value="51.4959144687842" calcext:value-type="float">
            <text:p>51.49591446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201];[.B208];[.B215];[.B222];[.B229])" office:value-type="float" office:value="7546404" calcext:value-type="float">
            <text:p>7546404</text:p>
          </table:table-cell>
          <table:table-cell table:formula="of:=([.B236]/[.B234])*100" office:value-type="float" office:value="54.5002591620857" calcext:value-type="float">
            <text:p>54.50025916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202];[.B209];[.B216];[.B223];[.B230])" office:value-type="float" office:value="6984448786" calcext:value-type="float">
            <text:p>69844487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203];[.B210];[.B217];[.B225];[.B231])" office:value-type="float" office:value="541439684" calcext:value-type="float">
            <text:p>541439684</text:p>
          </table:table-cell>
          <table:table-cell table:formula="of:=([.B238]/[.B237])*100" office:value-type="float" office:value="7.75207465312496" calcext:value-type="float">
            <text:p>7.75207465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204];[.B211];[.B218];[.B225];[.B232])" office:value-type="float" office:value="602785697" calcext:value-type="float">
            <text:p>602785697</text:p>
          </table:table-cell>
          <table:table-cell table:formula="of:=([.B239]/[.B237])*100" office:value-type="float" office:value="8.63039755131795" calcext:value-type="float">
            <text:p>8.6303975513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Grand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number of packets:</text:p>
          </table:table-cell>
          <table:table-cell table:formula="of:=SUM([.B42];[.B89];[.B137];[.B186];[.B234])" office:value-type="float" office:value="64653855" calcext:value-type="float">
            <text:p>646538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ter filter 1:</text:p>
          </table:table-cell>
          <table:table-cell table:formula="of:=SUM([.B43];[.B90];[.B138];[.B187];[.B235])" office:value-type="float" office:value="36008406" calcext:value-type="float">
            <text:p>36008406</text:p>
          </table:table-cell>
          <table:table-cell table:formula="of:=([.B247]/[.B246])*100" office:value-type="float" office:value="55.6941361037172" calcext:value-type="float">
            <text:p>55.69413610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ter filter 2:</text:p>
          </table:table-cell>
          <table:table-cell table:formula="of:=SUM([.B44];[.B91];[.B139];[.B188];[.B236])" office:value-type="float" office:value="37311035" calcext:value-type="float">
            <text:p>37311035</text:p>
          </table:table-cell>
          <table:table-cell table:formula="of:=([.B248]/[.B246])*100" office:value-type="float" office:value="57.7089100100837" calcext:value-type="float">
            <text:p>57.7089100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number of bytes:</text:p>
          </table:table-cell>
          <table:table-cell table:formula="of:=SUM([.B45];[.B92];[.B140];[.B189];[.B237])" office:value-type="float" office:value="24338189029" calcext:value-type="float">
            <text:p>243381890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ter filter 1:</text:p>
          </table:table-cell>
          <table:table-cell table:formula="of:=SUM([.B46];[.B93];[.B141];[.B190];[.B238])" office:value-type="float" office:value="2228349447" calcext:value-type="float">
            <text:p>2228349447</text:p>
          </table:table-cell>
          <table:table-cell table:formula="of:=([.B250]/[.B249])*100" office:value-type="float" office:value="9.15577344043481" calcext:value-type="float">
            <text:p>9.15577344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ter filter 2:</text:p>
          </table:table-cell>
          <table:table-cell table:formula="of:=SUM([.B47];[.B94];[.B142];[.B191];[.B239])" office:value-type="float" office:value="2609739562" calcext:value-type="float">
            <text:p>2609739562</text:p>
          </table:table-cell>
          <table:table-cell table:formula="of:=([.B251]/[.B249])*100" office:value-type="float" office:value="10.7228173751563" calcext:value-type="float">
            <text:p>10.7228173752</text:p>
          </table:table-cell>
          <table:table-cell table:number-columns-repeated="1021"/>
        </table:table-row>
        <table:table-row table:style-name="ro1" table:number-rows-repeated="10483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7">00/00/0000</text:date>, <text:time style:data-style-name="N2" text:time-value="0000-00-00T00:00:01.852032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y </meta:initial-creator>
    <meta:creation-date>2013-11-14T16:34:49.145431265</meta:creation-date>
    <dc:date>2013-12-07T23:03:43.875903233</dc:date>
    <dc:creator>chucky </dc:creator>
    <meta:editing-duration>PT7H18M5S</meta:editing-duration>
    <meta:editing-cycles>20</meta:editing-cycles>
    <meta:generator>LibreOffice/4.1.2.3$Linux_X86_64 LibreOffice_project/410m0$Build-3</meta:generator>
    <meta:document-statistic meta:table-count="1" meta:cell-count="7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65cm" svg:y="0.316cm" chart:style-name="ch2">
          <text:p>Total Distribution of packets</text:p>
        </chart:title>
        <chart:plot-area chart:style-name="ch3" table:cell-range-address="Sheet1.A246:Sheet1.B248" chart:data-source-has-labels="column" svg:x="1.331cm" svg:y="1.661cm" svg:width="14.029cm" svg:height="6.739cm">
          <chartooo:coordinate-region svg:x="3.064cm" svg:y="1.861cm" svg:width="12.296cm" svg:height="5.892cm"/>
          <chart:axis chart:dimension="x" chart:name="primary-x" chart:style-name="ch4" chartooo:axis-type="auto">
            <chartooo:date-scale/>
            <chart:categories table:cell-range-address="Sheet1.A246:Sheet1.A248"/>
          </chart:axis>
          <chart:axis chart:dimension="y" chart:name="primary-y" chart:style-name="ch5">
            <chart:title svg:x="0.451cm" svg:y="6.437cm" chart:style-name="ch6">
              <text:p>Number of packets</text:p>
            </chart:title>
            <chart:grid chart:style-name="ch7" chart:class="major"/>
          </chart:axis>
          <chart:series chart:style-name="ch8" chart:values-cell-range-address="Sheet1.B246:Sheet1.B248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Total number of packets:</text:p>
                <draw:g>
                  <svg:desc>Sheet1.A246:Sheet1.A248</svg:desc>
                </draw:g>
              </table:table-cell>
              <table:table-cell office:value-type="float" office:value="64653855">
                <text:p>64653855</text:p>
                <draw:g>
                  <svg:desc>Sheet1.B246:Sheet1.B248</svg:desc>
                </draw:g>
              </table:table-cell>
            </table:table-row>
            <table:table-row>
              <table:table-cell office:value-type="string">
                <text:p>After filter 1:</text:p>
              </table:table-cell>
              <table:table-cell office:value-type="float" office:value="36008406">
                <text:p>36008406</text:p>
              </table:table-cell>
            </table:table-row>
            <table:table-row>
              <table:table-cell office:value-type="string">
                <text:p>After filter 2:</text:p>
              </table:table-cell>
              <table:table-cell office:value-type="float" office:value="37311035">
                <text:p>37311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77cm" svg:y="0.316cm" chart:style-name="ch2">
          <text:p>Total Distribution of Bytes</text:p>
        </chart:title>
        <chart:plot-area chart:style-name="ch3" table:cell-range-address="Sheet1.A249:Sheet1.B251" chart:data-source-has-labels="column" svg:x="1.331cm" svg:y="1.661cm" svg:width="14.029cm" svg:height="6.739cm">
          <chartooo:coordinate-region svg:x="3.619cm" svg:y="1.86cm" svg:width="11.741cm" svg:height="5.893cm"/>
          <chart:axis chart:dimension="x" chart:name="primary-x" chart:style-name="ch4" chartooo:axis-type="auto">
            <chartooo:date-scale/>
            <chart:categories table:cell-range-address="Sheet1.A249:Sheet1.A251"/>
          </chart:axis>
          <chart:axis chart:dimension="y" chart:name="primary-y" chart:style-name="ch5">
            <chart:title svg:x="0.451cm" svg:y="6.278cm" chart:style-name="ch6">
              <text:p>Number of Bytes</text:p>
            </chart:title>
            <chart:grid chart:style-name="ch7" chart:class="major"/>
          </chart:axis>
          <chart:series chart:style-name="ch8" chart:values-cell-range-address="Sheet1.B249:Sheet1.B25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Total number of bytes:</text:p>
                <draw:g>
                  <svg:desc>Sheet1.A249:Sheet1.A251</svg:desc>
                </draw:g>
              </table:table-cell>
              <table:table-cell office:value-type="float" office:value="24338189029">
                <text:p>24338189029</text:p>
                <draw:g>
                  <svg:desc>Sheet1.B249:Sheet1.B251</svg:desc>
                </draw:g>
              </table:table-cell>
            </table:table-row>
            <table:table-row>
              <table:table-cell office:value-type="string">
                <text:p>After filter 1:</text:p>
              </table:table-cell>
              <table:table-cell office:value-type="float" office:value="2228349447">
                <text:p>2228349447</text:p>
              </table:table-cell>
            </table:table-row>
            <table:table-row>
              <table:table-cell office:value-type="string">
                <text:p>After filter 2:</text:p>
              </table:table-cell>
              <table:table-cell office:value-type="float" office:value="2609739562">
                <text:p>26097395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